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2af4d3" officeooo:paragraph-rsid="002af4d3"/>
    </style:style>
    <style:style style:name="P2" style:family="paragraph" style:parent-style-name="Text_20_body">
      <style:text-properties style:font-name="Arial" officeooo:rsid="002af4d3" officeooo:paragraph-rsid="002b625c"/>
    </style:style>
    <style:style style:name="P3" style:family="paragraph" style:parent-style-name="Text_20_body">
      <style:text-properties style:font-name="Arial" fo:font-weight="bold" officeooo:rsid="002c3e87" officeooo:paragraph-rsid="002c3e87" style:font-weight-asian="bold" style:font-weight-complex="bold"/>
    </style:style>
    <style:style style:name="P4" style:family="paragraph" style:parent-style-name="Text_20_body">
      <style:text-properties style:font-name="Arial" officeooo:rsid="002d5c60" officeooo:paragraph-rsid="002d5c60"/>
    </style:style>
    <style:style style:name="P5" style:family="paragraph" style:parent-style-name="Text_20_body">
      <style:text-properties fo:font-variant="normal" fo:text-transform="none" fo:color="#222222" style:font-name="Arial" fo:font-size="10.5pt" fo:letter-spacing="normal" fo:font-style="normal" fo:font-weight="normal" officeooo:rsid="002af4d3" officeooo:paragraph-rsid="002d5c60"/>
    </style:style>
    <style:style style:name="T1" style:family="text">
      <style:text-properties officeooo:rsid="002b625c"/>
    </style:style>
    <style:style style:name="T2" style:family="text">
      <style:text-properties officeooo:rsid="002b99fd"/>
    </style:style>
    <style:style style:name="T3" style:family="text">
      <style:text-properties officeooo:rsid="002d6cd9"/>
    </style:style>
    <style:style style:name="T4" style:family="text"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ama de ajuda humanitária</text:p>
      <text:p text:style-name="P1"/>
      <text:p text:style-name="P1">A construção de unidades para distribuir em locais onde há pessoas que não podem pagar, vai ser feita com os lucros das unidades distribuídas em países ricos.</text:p>
      <text:p text:style-name="P2">As unidades em países ricos vão cobrar aproximadamente 3 euros a dose. Desta forma prevê-se que cada unidade fique paga em aproximadamente 4 meses.</text:p>
      <text:p text:style-name="P2">Como se pode ver, o rácio de investimento é muito bom.</text:p>
      <text:p text:style-name="P2"><text:span text:style-name="T1">O</text:span> lucro de cada maquina em países ricos serve para a construção de 3 novas máquinas por ano <text:span text:style-name="T2">para doar aos pobres</text:span>.</text:p>
      <text:p text:style-name="P2"/>
      <text:p text:style-name="P4">Construir fabrica em Africa do sul, para <text:span text:style-name="T3">exportar</text:span></text:p>
      <text:p text:style-name="P4"/>
      <text:p text:style-name="P5"><text:span text:style-name="T4">Os custos administrativos da organização</text:span>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54:22.010322785</meta:creation-date>
    <dc:date>2018-09-23T18:33:56.343868881</dc:date>
    <meta:editing-duration>PT11H50M41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101" meta:character-count="591" meta:non-whitespace-character-count="496"/>
  </office:meta>
</office:document-meta>
</file>